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-left="0.423cm" fo:padding-right="0cm" fo:padding-top="0.423cm" fo:padding-bottom="0.423cm" fo:border-left="0.06pt solid #e1e2e6" fo:border-right="none" fo:border-top="0.06pt solid #e1e2e6" fo:border-bottom="0.06pt solid #e1e2e6"/>
      <style:text-properties officeooo:paragraph-rsid="0015aa6b"/>
    </style:style>
    <style:style style:name="P2" style:family="paragraph" style:parent-style-name="Standard">
      <style:text-properties officeooo:rsid="0017f035" officeooo:paragraph-rsid="0017f035"/>
    </style:style>
    <style:style style:name="P3" style:family="paragraph" style:parent-style-name="Standard">
      <style:text-properties officeooo:paragraph-rsid="0017f035"/>
    </style:style>
    <style:style style:name="T1" style:family="text">
      <style:text-properties officeooo:rsid="0015aa6b" loext:padding="0cm" loext:border="none"/>
    </style:style>
    <style:style style:name="T2" style:family="text">
      <style:text-properties fo:color="#729fcf" loext:opacity="100%" fo:font-weight="bold" style:font-weight-asian="bold" style:font-weight-complex="bold"/>
    </style:style>
    <style:style style:name="T3" style:family="text">
      <style:text-properties fo:color="#729fcf" loext:opacity="100%" fo:font-weight="bold" style:font-weight-asian="bold" style:font-weight-complex="bold" loext:padding="0cm" loext:border="none"/>
    </style:style>
    <style:style style:name="T4" style:family="text">
      <style:text-properties fo:color="#729fcf" loext:opacity="100%" fo:font-weight="bold" officeooo:rsid="001a3543" style:font-weight-asian="bold" style:font-weight-complex="bold" loext:padding="0cm" loext:border="none"/>
    </style:style>
    <style:style style:name="T5" style:family="text">
      <style:text-properties fo:color="#729fcf" loext:opacity="100%" fo:font-weight="bold" officeooo:rsid="0017f035" style:font-weight-asian="bold" style:font-weight-complex="bold"/>
    </style:style>
    <style:style style:name="T6" style:family="text">
      <style:text-properties fo:color="#729fcf" loext:opacity="100%" fo:font-weight="bold" fo:background-color="#1f1f1f" loext:char-shading-value="0" style:font-weight-asian="bold" style:font-weight-complex="bold"/>
    </style:style>
    <style:style style:name="T7" style:family="text">
      <style:text-properties officeooo:rsid="001a3543" loext:padding="0cm" loext:border="none"/>
    </style:style>
    <style:style style:name="T8" style:family="text">
      <style:text-properties officeooo:rsid="0017f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comando para criar o docker </text:span></text:span><text:span text:style-name="Source_20_Text"><text:span text:style-name="T7">MySql</text:span></text:span></text:p>
      <text:p text:style-name="P1"><text:span text:style-name="Source_20_Text"><text:span text:style-name="T3">sudo docker run --name </text:span></text:span><text:span text:style-name="Source_20_Text"><text:span text:style-name="T4">DockerAppCelular</text:span></text:span><text:span text:style-name="Source_20_Text"><text:span text:style-name="T3"> -e MYSQL_ROOT_PASSWORD=12345 -p 3306:3306 mysql:latest</text:span></text:span></text:p>
      <text:p text:style-name="P3"><text:span text:style-name="T8">crie uma database com nome de: </text:span><text:span text:style-name="T5"><text:s text:c="2"/></text:span><text:span text:style-name="T6">vendas_api</text:span></text:p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4:58:40.943596107</meta:creation-date>
    <dc:date>2024-03-31T10:13:48.276503487</dc:date>
    <meta:editing-duration>PT18M52S</meta:editing-duration>
    <meta:editing-cycles>6</meta:editing-cycles>
    <meta:generator>LibreOffice/7.6.5.2$Linux_X86_64 LibreOffice_project/60$Build-2</meta:generator>
    <meta:document-statistic meta:table-count="0" meta:image-count="0" meta:object-count="0" meta:page-count="1" meta:paragraph-count="3" meta:word-count="24" meta:character-count="170" meta:non-whitespace-character-count="148"/>
  </office:meta>
</office:document-meta>
</file>